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616cm" svg:height="15.061cm" svg:x="11.812cm" svg:y="1.912cm">
            <draw:object draw:notify-on-update-of-ranges="Sheet1.E2:Sheet1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168cm" svg:height="17.637cm" svg:x="38.109cm" svg:y="0.56cm">
            <draw:object draw:notify-on-update-of-ranges="Sheet1.C2:Sheet1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755cm" svg:height="13.307cm" svg:x="16.107cm" svg:y="17.266cm">
            <draw:object draw:notify-on-update-of-ranges="Sheet1.B1:Sheet1.B1 Sheet1.B2:Sheet1.B101 Sheet1.C1:Sheet1.C1 Sheet1.C2:Sheet1.C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delta messages</text:p>
          </table:table-cell>
          <table:table-cell table:style-name="ce2" office:value-type="string" calcext:value-type="string" table:number-columns-spanned="2" table:number-rows-spanned="1">
            <text:p>lvl = a + b(exp^c)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.$F$2] + ( [.$F$3] * ( [.A2]^[.$F$4] ) )" office:value-type="float" office:value="24" calcext:value-type="float">
            <text:p>24</text:p>
          </table:table-cell>
          <table:table-cell table:formula="of:= CEILING([.B2] / 5)" office:value-type="float" office:value="5" calcext:value-type="float">
            <text:p>5</text:p>
          </table:table-cell>
          <table:table-cell table:formula="of:= CEILING([.A2] / 1.5)" office:value-type="float" office:value="1" calcext:value-type="float">
            <text:p>1</text:p>
          </table:table-cell>
          <table:table-cell table:formula="of:=[.C2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.$F$2] + ( [.$F$3] * ( [.A3]^[.$F$4] ) )" office:value-type="float" office:value="36" calcext:value-type="float">
            <text:p>36</text:p>
          </table:table-cell>
          <table:table-cell table:formula="of:= CEILING([.B3] / 5)" office:value-type="float" office:value="8" calcext:value-type="float">
            <text:p>8</text:p>
          </table:table-cell>
          <table:table-cell table:formula="of:= CEILING([.A3] / 1.5)" office:value-type="float" office:value="2" calcext:value-type="float">
            <text:p>2</text:p>
          </table:table-cell>
          <table:table-cell table:formula="of:=[.C3]-[.C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.$F$2] + ( [.$F$3] * ( [.A4]^[.$F$4] ) )" office:value-type="float" office:value="56" calcext:value-type="float">
            <text:p>56</text:p>
          </table:table-cell>
          <table:table-cell table:formula="of:= CEILING([.B4] / 5)" office:value-type="float" office:value="12" calcext:value-type="float">
            <text:p>12</text:p>
          </table:table-cell>
          <table:table-cell table:formula="of:= CEILING([.A4] / 1.5)" office:value-type="float" office:value="2" calcext:value-type="float">
            <text:p>2</text:p>
          </table:table-cell>
          <table:table-cell table:formula="of:=[.C4]-[.C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[.$F$2] + ( [.$F$3] * ( [.A5]^[.$F$4] ) )" office:value-type="float" office:value="84" calcext:value-type="float">
            <text:p>84</text:p>
          </table:table-cell>
          <table:table-cell table:formula="of:= CEILING([.B5] / 5)" office:value-type="float" office:value="17" calcext:value-type="float">
            <text:p>17</text:p>
          </table:table-cell>
          <table:table-cell table:formula="of:= CEILING([.A5] / 1.5)" office:value-type="float" office:value="3" calcext:value-type="float">
            <text:p>3</text:p>
          </table:table-cell>
          <table:table-cell table:formula="of:=[.C5]-[.C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[.$F$2] + ( [.$F$3] * ( [.A6]^[.$F$4] ) )" office:value-type="float" office:value="120" calcext:value-type="float">
            <text:p>120</text:p>
          </table:table-cell>
          <table:table-cell table:formula="of:= CEILING([.B6] / 5)" office:value-type="float" office:value="24" calcext:value-type="float">
            <text:p>24</text:p>
          </table:table-cell>
          <table:table-cell table:formula="of:= CEILING([.A6] / 1.5)" office:value-type="float" office:value="4" calcext:value-type="float">
            <text:p>4</text:p>
          </table:table-cell>
          <table:table-cell table:formula="of:=[.C6]-[.C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[.$F$2] + ( [.$F$3] * ( [.A7]^[.$F$4] ) )" office:value-type="float" office:value="164" calcext:value-type="float">
            <text:p>164</text:p>
          </table:table-cell>
          <table:table-cell table:formula="of:= CEILING([.B7] / 5)" office:value-type="float" office:value="33" calcext:value-type="float">
            <text:p>33</text:p>
          </table:table-cell>
          <table:table-cell table:formula="of:= CEILING([.A7] / 1.5)" office:value-type="float" office:value="4" calcext:value-type="float">
            <text:p>4</text:p>
          </table:table-cell>
          <table:table-cell table:formula="of:=[.C7]-[.C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[.$F$2] + ( [.$F$3] * ( [.A8]^[.$F$4] ) )" office:value-type="float" office:value="216" calcext:value-type="float">
            <text:p>216</text:p>
          </table:table-cell>
          <table:table-cell table:formula="of:= CEILING([.B8] / 5)" office:value-type="float" office:value="44" calcext:value-type="float">
            <text:p>44</text:p>
          </table:table-cell>
          <table:table-cell table:formula="of:= CEILING([.A8] / 1.5)" office:value-type="float" office:value="5" calcext:value-type="float">
            <text:p>5</text:p>
          </table:table-cell>
          <table:table-cell table:formula="of:=[.C8]-[.C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[.$F$2] + ( [.$F$3] * ( [.A9]^[.$F$4] ) )" office:value-type="float" office:value="276" calcext:value-type="float">
            <text:p>276</text:p>
          </table:table-cell>
          <table:table-cell table:formula="of:= CEILING([.B9] / 5)" office:value-type="float" office:value="56" calcext:value-type="float">
            <text:p>56</text:p>
          </table:table-cell>
          <table:table-cell table:formula="of:= CEILING([.A9] / 1.5)" office:value-type="float" office:value="6" calcext:value-type="float">
            <text:p>6</text:p>
          </table:table-cell>
          <table:table-cell table:formula="of:=[.C9]-[.C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[.$F$2] + ( [.$F$3] * ( [.A10]^[.$F$4] ) )" office:value-type="float" office:value="344" calcext:value-type="float">
            <text:p>344</text:p>
          </table:table-cell>
          <table:table-cell table:formula="of:= CEILING([.B10] / 5)" office:value-type="float" office:value="69" calcext:value-type="float">
            <text:p>69</text:p>
          </table:table-cell>
          <table:table-cell table:formula="of:= CEILING([.A10] / 1.5)" office:value-type="float" office:value="6" calcext:value-type="float">
            <text:p>6</text:p>
          </table:table-cell>
          <table:table-cell table:formula="of:=[.C10]-[.C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[.$F$2] + ( [.$F$3] * ( [.A11]^[.$F$4] ) )" office:value-type="float" office:value="420" calcext:value-type="float">
            <text:p>420</text:p>
          </table:table-cell>
          <table:table-cell table:formula="of:= CEILING([.B11] / 5)" office:value-type="float" office:value="84" calcext:value-type="float">
            <text:p>84</text:p>
          </table:table-cell>
          <table:table-cell table:formula="of:= CEILING([.A11] / 1.5)" office:value-type="float" office:value="7" calcext:value-type="float">
            <text:p>7</text:p>
          </table:table-cell>
          <table:table-cell table:formula="of:=[.C11]-[.C1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[.$F$2] + ( [.$F$3] * ( [.A12]^[.$F$4] ) )" office:value-type="float" office:value="504" calcext:value-type="float">
            <text:p>504</text:p>
          </table:table-cell>
          <table:table-cell table:formula="of:= CEILING([.B12] / 5)" office:value-type="float" office:value="101" calcext:value-type="float">
            <text:p>101</text:p>
          </table:table-cell>
          <table:table-cell table:formula="of:= CEILING([.A12] / 1.5)" office:value-type="float" office:value="8" calcext:value-type="float">
            <text:p>8</text:p>
          </table:table-cell>
          <table:table-cell table:formula="of:=[.C12]-[.C1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[.$F$2] + ( [.$F$3] * ( [.A13]^[.$F$4] ) )" office:value-type="float" office:value="596" calcext:value-type="float">
            <text:p>596</text:p>
          </table:table-cell>
          <table:table-cell table:formula="of:= CEILING([.B13] / 5)" office:value-type="float" office:value="120" calcext:value-type="float">
            <text:p>120</text:p>
          </table:table-cell>
          <table:table-cell table:formula="of:= CEILING([.A13] / 1.5)" office:value-type="float" office:value="8" calcext:value-type="float">
            <text:p>8</text:p>
          </table:table-cell>
          <table:table-cell table:formula="of:=[.C13]-[.C1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[.$F$2] + ( [.$F$3] * ( [.A14]^[.$F$4] ) )" office:value-type="float" office:value="696" calcext:value-type="float">
            <text:p>696</text:p>
          </table:table-cell>
          <table:table-cell table:formula="of:= CEILING([.B14] / 5)" office:value-type="float" office:value="140" calcext:value-type="float">
            <text:p>140</text:p>
          </table:table-cell>
          <table:table-cell table:formula="of:= CEILING([.A14] / 1.5)" office:value-type="float" office:value="9" calcext:value-type="float">
            <text:p>9</text:p>
          </table:table-cell>
          <table:table-cell table:formula="of:=[.C14]-[.C1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[.$F$2] + ( [.$F$3] * ( [.A15]^[.$F$4] ) )" office:value-type="float" office:value="804" calcext:value-type="float">
            <text:p>804</text:p>
          </table:table-cell>
          <table:table-cell table:formula="of:= CEILING([.B15] / 5)" office:value-type="float" office:value="161" calcext:value-type="float">
            <text:p>161</text:p>
          </table:table-cell>
          <table:table-cell table:formula="of:= CEILING([.A15] / 1.5)" office:value-type="float" office:value="10" calcext:value-type="float">
            <text:p>10</text:p>
          </table:table-cell>
          <table:table-cell table:formula="of:=[.C15]-[.C1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[.$F$2] + ( [.$F$3] * ( [.A16]^[.$F$4] ) )" office:value-type="float" office:value="920" calcext:value-type="float">
            <text:p>920</text:p>
          </table:table-cell>
          <table:table-cell table:formula="of:= CEILING([.B16] / 5)" office:value-type="float" office:value="184" calcext:value-type="float">
            <text:p>184</text:p>
          </table:table-cell>
          <table:table-cell table:formula="of:= CEILING([.A16] / 1.5)" office:value-type="float" office:value="10" calcext:value-type="float">
            <text:p>10</text:p>
          </table:table-cell>
          <table:table-cell table:formula="of:=[.C16]-[.C1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[.$F$2] + ( [.$F$3] * ( [.A17]^[.$F$4] ) )" office:value-type="float" office:value="1044" calcext:value-type="float">
            <text:p>1044</text:p>
          </table:table-cell>
          <table:table-cell table:formula="of:= CEILING([.B17] / 5)" office:value-type="float" office:value="209" calcext:value-type="float">
            <text:p>209</text:p>
          </table:table-cell>
          <table:table-cell table:formula="of:= CEILING([.A17] / 1.5)" office:value-type="float" office:value="11" calcext:value-type="float">
            <text:p>11</text:p>
          </table:table-cell>
          <table:table-cell table:formula="of:=[.C17]-[.C1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[.$F$2] + ( [.$F$3] * ( [.A18]^[.$F$4] ) )" office:value-type="float" office:value="1176" calcext:value-type="float">
            <text:p>1176</text:p>
          </table:table-cell>
          <table:table-cell table:formula="of:= CEILING([.B18] / 5)" office:value-type="float" office:value="236" calcext:value-type="float">
            <text:p>236</text:p>
          </table:table-cell>
          <table:table-cell table:formula="of:= CEILING([.A18] / 1.5)" office:value-type="float" office:value="12" calcext:value-type="float">
            <text:p>12</text:p>
          </table:table-cell>
          <table:table-cell table:formula="of:=[.C18]-[.C17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[.$F$2] + ( [.$F$3] * ( [.A19]^[.$F$4] ) )" office:value-type="float" office:value="1316" calcext:value-type="float">
            <text:p>1316</text:p>
          </table:table-cell>
          <table:table-cell table:formula="of:= CEILING([.B19] / 5)" office:value-type="float" office:value="264" calcext:value-type="float">
            <text:p>264</text:p>
          </table:table-cell>
          <table:table-cell table:formula="of:= CEILING([.A19] / 1.5)" office:value-type="float" office:value="12" calcext:value-type="float">
            <text:p>12</text:p>
          </table:table-cell>
          <table:table-cell table:formula="of:=[.C19]-[.C1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[.$F$2] + ( [.$F$3] * ( [.A20]^[.$F$4] ) )" office:value-type="float" office:value="1464" calcext:value-type="float">
            <text:p>1464</text:p>
          </table:table-cell>
          <table:table-cell table:formula="of:= CEILING([.B20] / 5)" office:value-type="float" office:value="293" calcext:value-type="float">
            <text:p>293</text:p>
          </table:table-cell>
          <table:table-cell table:formula="of:= CEILING([.A20] / 1.5)" office:value-type="float" office:value="13" calcext:value-type="float">
            <text:p>13</text:p>
          </table:table-cell>
          <table:table-cell table:formula="of:=[.C20]-[.C19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[.$F$2] + ( [.$F$3] * ( [.A21]^[.$F$4] ) )" office:value-type="float" office:value="1620" calcext:value-type="float">
            <text:p>1620</text:p>
          </table:table-cell>
          <table:table-cell table:formula="of:= CEILING([.B21] / 5)" office:value-type="float" office:value="324" calcext:value-type="float">
            <text:p>324</text:p>
          </table:table-cell>
          <table:table-cell table:formula="of:= CEILING([.A21] / 1.5)" office:value-type="float" office:value="14" calcext:value-type="float">
            <text:p>14</text:p>
          </table:table-cell>
          <table:table-cell table:formula="of:=[.C21]-[.C20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[.$F$2] + ( [.$F$3] * ( [.A22]^[.$F$4] ) )" office:value-type="float" office:value="1784" calcext:value-type="float">
            <text:p>1784</text:p>
          </table:table-cell>
          <table:table-cell table:formula="of:= CEILING([.B22] / 5)" office:value-type="float" office:value="357" calcext:value-type="float">
            <text:p>357</text:p>
          </table:table-cell>
          <table:table-cell table:formula="of:= CEILING([.A22] / 1.5)" office:value-type="float" office:value="14" calcext:value-type="float">
            <text:p>14</text:p>
          </table:table-cell>
          <table:table-cell table:formula="of:=[.C22]-[.C21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[.$F$2] + ( [.$F$3] * ( [.A23]^[.$F$4] ) )" office:value-type="float" office:value="1956" calcext:value-type="float">
            <text:p>1956</text:p>
          </table:table-cell>
          <table:table-cell table:formula="of:= CEILING([.B23] / 5)" office:value-type="float" office:value="392" calcext:value-type="float">
            <text:p>392</text:p>
          </table:table-cell>
          <table:table-cell table:formula="of:= CEILING([.A23] / 1.5)" office:value-type="float" office:value="15" calcext:value-type="float">
            <text:p>15</text:p>
          </table:table-cell>
          <table:table-cell table:formula="of:=[.C23]-[.C2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[.$F$2] + ( [.$F$3] * ( [.A24]^[.$F$4] ) )" office:value-type="float" office:value="2136" calcext:value-type="float">
            <text:p>2136</text:p>
          </table:table-cell>
          <table:table-cell table:formula="of:= CEILING([.B24] / 5)" office:value-type="float" office:value="428" calcext:value-type="float">
            <text:p>428</text:p>
          </table:table-cell>
          <table:table-cell table:formula="of:= CEILING([.A24] / 1.5)" office:value-type="float" office:value="16" calcext:value-type="float">
            <text:p>16</text:p>
          </table:table-cell>
          <table:table-cell table:formula="of:=[.C24]-[.C2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[.$F$2] + ( [.$F$3] * ( [.A25]^[.$F$4] ) )" office:value-type="float" office:value="2324" calcext:value-type="float">
            <text:p>2324</text:p>
          </table:table-cell>
          <table:table-cell table:formula="of:= CEILING([.B25] / 5)" office:value-type="float" office:value="465" calcext:value-type="float">
            <text:p>465</text:p>
          </table:table-cell>
          <table:table-cell table:formula="of:= CEILING([.A25] / 1.5)" office:value-type="float" office:value="16" calcext:value-type="float">
            <text:p>16</text:p>
          </table:table-cell>
          <table:table-cell table:formula="of:=[.C25]-[.C2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[.$F$2] + ( [.$F$3] * ( [.A26]^[.$F$4] ) )" office:value-type="float" office:value="2520" calcext:value-type="float">
            <text:p>2520</text:p>
          </table:table-cell>
          <table:table-cell table:formula="of:= CEILING([.B26] / 5)" office:value-type="float" office:value="504" calcext:value-type="float">
            <text:p>504</text:p>
          </table:table-cell>
          <table:table-cell table:formula="of:= CEILING([.A26] / 1.5)" office:value-type="float" office:value="17" calcext:value-type="float">
            <text:p>17</text:p>
          </table:table-cell>
          <table:table-cell table:formula="of:=[.C26]-[.C25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[.$F$2] + ( [.$F$3] * ( [.A27]^[.$F$4] ) )" office:value-type="float" office:value="2724" calcext:value-type="float">
            <text:p>2724</text:p>
          </table:table-cell>
          <table:table-cell table:formula="of:= CEILING([.B27] / 5)" office:value-type="float" office:value="545" calcext:value-type="float">
            <text:p>545</text:p>
          </table:table-cell>
          <table:table-cell table:formula="of:= CEILING([.A27] / 1.5)" office:value-type="float" office:value="18" calcext:value-type="float">
            <text:p>18</text:p>
          </table:table-cell>
          <table:table-cell table:formula="of:=[.C27]-[.C26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[.$F$2] + ( [.$F$3] * ( [.A28]^[.$F$4] ) )" office:value-type="float" office:value="2936" calcext:value-type="float">
            <text:p>2936</text:p>
          </table:table-cell>
          <table:table-cell table:formula="of:= CEILING([.B28] / 5)" office:value-type="float" office:value="588" calcext:value-type="float">
            <text:p>588</text:p>
          </table:table-cell>
          <table:table-cell table:formula="of:= CEILING([.A28] / 1.5)" office:value-type="float" office:value="18" calcext:value-type="float">
            <text:p>18</text:p>
          </table:table-cell>
          <table:table-cell table:formula="of:=[.C28]-[.C27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[.$F$2] + ( [.$F$3] * ( [.A29]^[.$F$4] ) )" office:value-type="float" office:value="3156" calcext:value-type="float">
            <text:p>3156</text:p>
          </table:table-cell>
          <table:table-cell table:formula="of:= CEILING([.B29] / 5)" office:value-type="float" office:value="632" calcext:value-type="float">
            <text:p>632</text:p>
          </table:table-cell>
          <table:table-cell table:formula="of:= CEILING([.A29] / 1.5)" office:value-type="float" office:value="19" calcext:value-type="float">
            <text:p>19</text:p>
          </table:table-cell>
          <table:table-cell table:formula="of:=[.C29]-[.C28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[.$F$2] + ( [.$F$3] * ( [.A30]^[.$F$4] ) )" office:value-type="float" office:value="3384" calcext:value-type="float">
            <text:p>3384</text:p>
          </table:table-cell>
          <table:table-cell table:formula="of:= CEILING([.B30] / 5)" office:value-type="float" office:value="677" calcext:value-type="float">
            <text:p>677</text:p>
          </table:table-cell>
          <table:table-cell table:formula="of:= CEILING([.A30] / 1.5)" office:value-type="float" office:value="20" calcext:value-type="float">
            <text:p>20</text:p>
          </table:table-cell>
          <table:table-cell table:formula="of:=[.C30]-[.C2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[.$F$2] + ( [.$F$3] * ( [.A31]^[.$F$4] ) )" office:value-type="float" office:value="3620" calcext:value-type="float">
            <text:p>3620</text:p>
          </table:table-cell>
          <table:table-cell table:formula="of:= CEILING([.B31] / 5)" office:value-type="float" office:value="724" calcext:value-type="float">
            <text:p>724</text:p>
          </table:table-cell>
          <table:table-cell table:formula="of:= CEILING([.A31] / 1.5)" office:value-type="float" office:value="20" calcext:value-type="float">
            <text:p>20</text:p>
          </table:table-cell>
          <table:table-cell table:formula="of:=[.C31]-[.C30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[.$F$2] + ( [.$F$3] * ( [.A32]^[.$F$4] ) )" office:value-type="float" office:value="3864" calcext:value-type="float">
            <text:p>3864</text:p>
          </table:table-cell>
          <table:table-cell table:formula="of:= CEILING([.B32] / 5)" office:value-type="float" office:value="773" calcext:value-type="float">
            <text:p>773</text:p>
          </table:table-cell>
          <table:table-cell table:formula="of:= CEILING([.A32] / 1.5)" office:value-type="float" office:value="21" calcext:value-type="float">
            <text:p>21</text:p>
          </table:table-cell>
          <table:table-cell table:formula="of:=[.C32]-[.C31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[.$F$2] + ( [.$F$3] * ( [.A33]^[.$F$4] ) )" office:value-type="float" office:value="4116" calcext:value-type="float">
            <text:p>4116</text:p>
          </table:table-cell>
          <table:table-cell table:formula="of:= CEILING([.B33] / 5)" office:value-type="float" office:value="824" calcext:value-type="float">
            <text:p>824</text:p>
          </table:table-cell>
          <table:table-cell table:formula="of:= CEILING([.A33] / 1.5)" office:value-type="float" office:value="22" calcext:value-type="float">
            <text:p>22</text:p>
          </table:table-cell>
          <table:table-cell table:formula="of:=[.C33]-[.C32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 [.$F$2] + ( [.$F$3] * ( [.A34]^[.$F$4] ) )" office:value-type="float" office:value="4376" calcext:value-type="float">
            <text:p>4376</text:p>
          </table:table-cell>
          <table:table-cell table:formula="of:= CEILING([.B34] / 5)" office:value-type="float" office:value="876" calcext:value-type="float">
            <text:p>876</text:p>
          </table:table-cell>
          <table:table-cell table:formula="of:= CEILING([.A34] / 1.5)" office:value-type="float" office:value="22" calcext:value-type="float">
            <text:p>22</text:p>
          </table:table-cell>
          <table:table-cell table:formula="of:=[.C34]-[.C33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[.$F$2] + ( [.$F$3] * ( [.A35]^[.$F$4] ) )" office:value-type="float" office:value="4644" calcext:value-type="float">
            <text:p>4644</text:p>
          </table:table-cell>
          <table:table-cell table:formula="of:= CEILING([.B35] / 5)" office:value-type="float" office:value="929" calcext:value-type="float">
            <text:p>929</text:p>
          </table:table-cell>
          <table:table-cell table:formula="of:= CEILING([.A35] / 1.5)" office:value-type="float" office:value="23" calcext:value-type="float">
            <text:p>23</text:p>
          </table:table-cell>
          <table:table-cell table:formula="of:=[.C35]-[.C34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[.$F$2] + ( [.$F$3] * ( [.A36]^[.$F$4] ) )" office:value-type="float" office:value="4920" calcext:value-type="float">
            <text:p>4920</text:p>
          </table:table-cell>
          <table:table-cell table:formula="of:= CEILING([.B36] / 5)" office:value-type="float" office:value="984" calcext:value-type="float">
            <text:p>984</text:p>
          </table:table-cell>
          <table:table-cell table:formula="of:= CEILING([.A36] / 1.5)" office:value-type="float" office:value="24" calcext:value-type="float">
            <text:p>24</text:p>
          </table:table-cell>
          <table:table-cell table:formula="of:=[.C36]-[.C35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 [.$F$2] + ( [.$F$3] * ( [.A37]^[.$F$4] ) )" office:value-type="float" office:value="5204" calcext:value-type="float">
            <text:p>5204</text:p>
          </table:table-cell>
          <table:table-cell table:formula="of:= CEILING([.B37] / 5)" office:value-type="float" office:value="1041" calcext:value-type="float">
            <text:p>1041</text:p>
          </table:table-cell>
          <table:table-cell table:formula="of:= CEILING([.A37] / 1.5)" office:value-type="float" office:value="24" calcext:value-type="float">
            <text:p>24</text:p>
          </table:table-cell>
          <table:table-cell table:formula="of:=[.C37]-[.C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[.$F$2] + ( [.$F$3] * ( [.A38]^[.$F$4] ) )" office:value-type="float" office:value="5496" calcext:value-type="float">
            <text:p>5496</text:p>
          </table:table-cell>
          <table:table-cell table:formula="of:= CEILING([.B38] / 5)" office:value-type="float" office:value="1100" calcext:value-type="float">
            <text:p>1100</text:p>
          </table:table-cell>
          <table:table-cell table:formula="of:= CEILING([.A38] / 1.5)" office:value-type="float" office:value="25" calcext:value-type="float">
            <text:p>25</text:p>
          </table:table-cell>
          <table:table-cell table:formula="of:=[.C38]-[.C37]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[.$F$2] + ( [.$F$3] * ( [.A39]^[.$F$4] ) )" office:value-type="float" office:value="5796" calcext:value-type="float">
            <text:p>5796</text:p>
          </table:table-cell>
          <table:table-cell table:formula="of:= CEILING([.B39] / 5)" office:value-type="float" office:value="1160" calcext:value-type="float">
            <text:p>1160</text:p>
          </table:table-cell>
          <table:table-cell table:formula="of:= CEILING([.A39] / 1.5)" office:value-type="float" office:value="26" calcext:value-type="float">
            <text:p>26</text:p>
          </table:table-cell>
          <table:table-cell table:formula="of:=[.C39]-[.C3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[.$F$2] + ( [.$F$3] * ( [.A40]^[.$F$4] ) )" office:value-type="float" office:value="6104" calcext:value-type="float">
            <text:p>6104</text:p>
          </table:table-cell>
          <table:table-cell table:formula="of:= CEILING([.B40] / 5)" office:value-type="float" office:value="1221" calcext:value-type="float">
            <text:p>1221</text:p>
          </table:table-cell>
          <table:table-cell table:formula="of:= CEILING([.A40] / 1.5)" office:value-type="float" office:value="26" calcext:value-type="float">
            <text:p>26</text:p>
          </table:table-cell>
          <table:table-cell table:formula="of:=[.C40]-[.C39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[.$F$2] + ( [.$F$3] * ( [.A41]^[.$F$4] ) )" office:value-type="float" office:value="6420" calcext:value-type="float">
            <text:p>6420</text:p>
          </table:table-cell>
          <table:table-cell table:formula="of:= CEILING([.B41] / 5)" office:value-type="float" office:value="1284" calcext:value-type="float">
            <text:p>1284</text:p>
          </table:table-cell>
          <table:table-cell table:formula="of:= CEILING([.A41] / 1.5)" office:value-type="float" office:value="27" calcext:value-type="float">
            <text:p>27</text:p>
          </table:table-cell>
          <table:table-cell table:formula="of:=[.C41]-[.C40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[.$F$2] + ( [.$F$3] * ( [.A42]^[.$F$4] ) )" office:value-type="float" office:value="6744" calcext:value-type="float">
            <text:p>6744</text:p>
          </table:table-cell>
          <table:table-cell table:formula="of:= CEILING([.B42] / 5)" office:value-type="float" office:value="1349" calcext:value-type="float">
            <text:p>1349</text:p>
          </table:table-cell>
          <table:table-cell table:formula="of:= CEILING([.A42] / 1.5)" office:value-type="float" office:value="28" calcext:value-type="float">
            <text:p>28</text:p>
          </table:table-cell>
          <table:table-cell table:formula="of:=[.C42]-[.C41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[.$F$2] + ( [.$F$3] * ( [.A43]^[.$F$4] ) )" office:value-type="float" office:value="7076" calcext:value-type="float">
            <text:p>7076</text:p>
          </table:table-cell>
          <table:table-cell table:formula="of:= CEILING([.B43] / 5)" office:value-type="float" office:value="1416" calcext:value-type="float">
            <text:p>1416</text:p>
          </table:table-cell>
          <table:table-cell table:formula="of:= CEILING([.A43] / 1.5)" office:value-type="float" office:value="28" calcext:value-type="float">
            <text:p>28</text:p>
          </table:table-cell>
          <table:table-cell table:formula="of:=[.C43]-[.C42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 [.$F$2] + ( [.$F$3] * ( [.A44]^[.$F$4] ) )" office:value-type="float" office:value="7416" calcext:value-type="float">
            <text:p>7416</text:p>
          </table:table-cell>
          <table:table-cell table:formula="of:= CEILING([.B44] / 5)" office:value-type="float" office:value="1484" calcext:value-type="float">
            <text:p>1484</text:p>
          </table:table-cell>
          <table:table-cell table:formula="of:= CEILING([.A44] / 1.5)" office:value-type="float" office:value="29" calcext:value-type="float">
            <text:p>29</text:p>
          </table:table-cell>
          <table:table-cell table:formula="of:=[.C44]-[.C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[.$F$2] + ( [.$F$3] * ( [.A45]^[.$F$4] ) )" office:value-type="float" office:value="7764" calcext:value-type="float">
            <text:p>7764</text:p>
          </table:table-cell>
          <table:table-cell table:formula="of:= CEILING([.B45] / 5)" office:value-type="float" office:value="1553" calcext:value-type="float">
            <text:p>1553</text:p>
          </table:table-cell>
          <table:table-cell table:formula="of:= CEILING([.A45] / 1.5)" office:value-type="float" office:value="30" calcext:value-type="float">
            <text:p>30</text:p>
          </table:table-cell>
          <table:table-cell table:formula="of:=[.C45]-[.C4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 [.$F$2] + ( [.$F$3] * ( [.A46]^[.$F$4] ) )" office:value-type="float" office:value="8120" calcext:value-type="float">
            <text:p>8120</text:p>
          </table:table-cell>
          <table:table-cell table:formula="of:= CEILING([.B46] / 5)" office:value-type="float" office:value="1624" calcext:value-type="float">
            <text:p>1624</text:p>
          </table:table-cell>
          <table:table-cell table:formula="of:= CEILING([.A46] / 1.5)" office:value-type="float" office:value="30" calcext:value-type="float">
            <text:p>30</text:p>
          </table:table-cell>
          <table:table-cell table:formula="of:=[.C46]-[.C4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 [.$F$2] + ( [.$F$3] * ( [.A47]^[.$F$4] ) )" office:value-type="float" office:value="8484" calcext:value-type="float">
            <text:p>8484</text:p>
          </table:table-cell>
          <table:table-cell table:formula="of:= CEILING([.B47] / 5)" office:value-type="float" office:value="1697" calcext:value-type="float">
            <text:p>1697</text:p>
          </table:table-cell>
          <table:table-cell table:formula="of:= CEILING([.A47] / 1.5)" office:value-type="float" office:value="31" calcext:value-type="float">
            <text:p>31</text:p>
          </table:table-cell>
          <table:table-cell table:formula="of:=[.C47]-[.C4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[.$F$2] + ( [.$F$3] * ( [.A48]^[.$F$4] ) )" office:value-type="float" office:value="8856" calcext:value-type="float">
            <text:p>8856</text:p>
          </table:table-cell>
          <table:table-cell table:formula="of:= CEILING([.B48] / 5)" office:value-type="float" office:value="1772" calcext:value-type="float">
            <text:p>1772</text:p>
          </table:table-cell>
          <table:table-cell table:formula="of:= CEILING([.A48] / 1.5)" office:value-type="float" office:value="32" calcext:value-type="float">
            <text:p>32</text:p>
          </table:table-cell>
          <table:table-cell table:formula="of:=[.C48]-[.C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 [.$F$2] + ( [.$F$3] * ( [.A49]^[.$F$4] ) )" office:value-type="float" office:value="9236" calcext:value-type="float">
            <text:p>9236</text:p>
          </table:table-cell>
          <table:table-cell table:formula="of:= CEILING([.B49] / 5)" office:value-type="float" office:value="1848" calcext:value-type="float">
            <text:p>1848</text:p>
          </table:table-cell>
          <table:table-cell table:formula="of:= CEILING([.A49] / 1.5)" office:value-type="float" office:value="32" calcext:value-type="float">
            <text:p>32</text:p>
          </table:table-cell>
          <table:table-cell table:formula="of:=[.C49]-[.C4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[.$F$2] + ( [.$F$3] * ( [.A50]^[.$F$4] ) )" office:value-type="float" office:value="9624" calcext:value-type="float">
            <text:p>9624</text:p>
          </table:table-cell>
          <table:table-cell table:formula="of:= CEILING([.B50] / 5)" office:value-type="float" office:value="1925" calcext:value-type="float">
            <text:p>1925</text:p>
          </table:table-cell>
          <table:table-cell table:formula="of:= CEILING([.A50] / 1.5)" office:value-type="float" office:value="33" calcext:value-type="float">
            <text:p>33</text:p>
          </table:table-cell>
          <table:table-cell table:formula="of:=[.C50]-[.C49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[.$F$2] + ( [.$F$3] * ( [.A51]^[.$F$4] ) )" office:value-type="float" office:value="10020" calcext:value-type="float">
            <text:p>10020</text:p>
          </table:table-cell>
          <table:table-cell table:formula="of:= CEILING([.B51] / 5)" office:value-type="float" office:value="2004" calcext:value-type="float">
            <text:p>2004</text:p>
          </table:table-cell>
          <table:table-cell table:formula="of:= CEILING([.A51] / 1.5)" office:value-type="float" office:value="34" calcext:value-type="float">
            <text:p>34</text:p>
          </table:table-cell>
          <table:table-cell table:formula="of:=[.C51]-[.C5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[.$F$2] + ( [.$F$3] * ( [.A52]^[.$F$4] ) )" office:value-type="float" office:value="10424" calcext:value-type="float">
            <text:p>10424</text:p>
          </table:table-cell>
          <table:table-cell table:formula="of:= CEILING([.B52] / 5)" office:value-type="float" office:value="2085" calcext:value-type="float">
            <text:p>2085</text:p>
          </table:table-cell>
          <table:table-cell table:formula="of:= CEILING([.A52] / 1.5)" office:value-type="float" office:value="34" calcext:value-type="float">
            <text:p>34</text:p>
          </table:table-cell>
          <table:table-cell table:formula="of:=[.C52]-[.C51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[.$F$2] + ( [.$F$3] * ( [.A53]^[.$F$4] ) )" office:value-type="float" office:value="10836" calcext:value-type="float">
            <text:p>10836</text:p>
          </table:table-cell>
          <table:table-cell table:formula="of:= CEILING([.B53] / 5)" office:value-type="float" office:value="2168" calcext:value-type="float">
            <text:p>2168</text:p>
          </table:table-cell>
          <table:table-cell table:formula="of:= CEILING([.A53] / 1.5)" office:value-type="float" office:value="35" calcext:value-type="float">
            <text:p>35</text:p>
          </table:table-cell>
          <table:table-cell table:formula="of:=[.C53]-[.C52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[.$F$2] + ( [.$F$3] * ( [.A54]^[.$F$4] ) )" office:value-type="float" office:value="11256" calcext:value-type="float">
            <text:p>11256</text:p>
          </table:table-cell>
          <table:table-cell table:formula="of:= CEILING([.B54] / 5)" office:value-type="float" office:value="2252" calcext:value-type="float">
            <text:p>2252</text:p>
          </table:table-cell>
          <table:table-cell table:formula="of:= CEILING([.A54] / 1.5)" office:value-type="float" office:value="36" calcext:value-type="float">
            <text:p>36</text:p>
          </table:table-cell>
          <table:table-cell table:formula="of:=[.C54]-[.C53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[.$F$2] + ( [.$F$3] * ( [.A55]^[.$F$4] ) )" office:value-type="float" office:value="11684" calcext:value-type="float">
            <text:p>11684</text:p>
          </table:table-cell>
          <table:table-cell table:formula="of:= CEILING([.B55] / 5)" office:value-type="float" office:value="2337" calcext:value-type="float">
            <text:p>2337</text:p>
          </table:table-cell>
          <table:table-cell table:formula="of:= CEILING([.A55] / 1.5)" office:value-type="float" office:value="36" calcext:value-type="float">
            <text:p>36</text:p>
          </table:table-cell>
          <table:table-cell table:formula="of:=[.C55]-[.C5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 [.$F$2] + ( [.$F$3] * ( [.A56]^[.$F$4] ) )" office:value-type="float" office:value="12120" calcext:value-type="float">
            <text:p>12120</text:p>
          </table:table-cell>
          <table:table-cell table:formula="of:= CEILING([.B56] / 5)" office:value-type="float" office:value="2424" calcext:value-type="float">
            <text:p>2424</text:p>
          </table:table-cell>
          <table:table-cell table:formula="of:= CEILING([.A56] / 1.5)" office:value-type="float" office:value="37" calcext:value-type="float">
            <text:p>37</text:p>
          </table:table-cell>
          <table:table-cell table:formula="of:=[.C56]-[.C55]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[.$F$2] + ( [.$F$3] * ( [.A57]^[.$F$4] ) )" office:value-type="float" office:value="12564" calcext:value-type="float">
            <text:p>12564</text:p>
          </table:table-cell>
          <table:table-cell table:formula="of:= CEILING([.B57] / 5)" office:value-type="float" office:value="2513" calcext:value-type="float">
            <text:p>2513</text:p>
          </table:table-cell>
          <table:table-cell table:formula="of:= CEILING([.A57] / 1.5)" office:value-type="float" office:value="38" calcext:value-type="float">
            <text:p>38</text:p>
          </table:table-cell>
          <table:table-cell table:formula="of:=[.C57]-[.C56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 [.$F$2] + ( [.$F$3] * ( [.A58]^[.$F$4] ) )" office:value-type="float" office:value="13016" calcext:value-type="float">
            <text:p>13016</text:p>
          </table:table-cell>
          <table:table-cell table:formula="of:= CEILING([.B58] / 5)" office:value-type="float" office:value="2604" calcext:value-type="float">
            <text:p>2604</text:p>
          </table:table-cell>
          <table:table-cell table:formula="of:= CEILING([.A58] / 1.5)" office:value-type="float" office:value="38" calcext:value-type="float">
            <text:p>38</text:p>
          </table:table-cell>
          <table:table-cell table:formula="of:=[.C58]-[.C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[.$F$2] + ( [.$F$3] * ( [.A59]^[.$F$4] ) )" office:value-type="float" office:value="13476" calcext:value-type="float">
            <text:p>13476</text:p>
          </table:table-cell>
          <table:table-cell table:formula="of:= CEILING([.B59] / 5)" office:value-type="float" office:value="2696" calcext:value-type="float">
            <text:p>2696</text:p>
          </table:table-cell>
          <table:table-cell table:formula="of:= CEILING([.A59] / 1.5)" office:value-type="float" office:value="39" calcext:value-type="float">
            <text:p>39</text:p>
          </table:table-cell>
          <table:table-cell table:formula="of:=[.C59]-[.C5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 [.$F$2] + ( [.$F$3] * ( [.A60]^[.$F$4] ) )" office:value-type="float" office:value="13944" calcext:value-type="float">
            <text:p>13944</text:p>
          </table:table-cell>
          <table:table-cell table:formula="of:= CEILING([.B60] / 5)" office:value-type="float" office:value="2789" calcext:value-type="float">
            <text:p>2789</text:p>
          </table:table-cell>
          <table:table-cell table:formula="of:= CEILING([.A60] / 1.5)" office:value-type="float" office:value="40" calcext:value-type="float">
            <text:p>40</text:p>
          </table:table-cell>
          <table:table-cell table:formula="of:=[.C60]-[.C5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[.$F$2] + ( [.$F$3] * ( [.A61]^[.$F$4] ) )" office:value-type="float" office:value="14420" calcext:value-type="float">
            <text:p>14420</text:p>
          </table:table-cell>
          <table:table-cell table:formula="of:= CEILING([.B61] / 5)" office:value-type="float" office:value="2884" calcext:value-type="float">
            <text:p>2884</text:p>
          </table:table-cell>
          <table:table-cell table:formula="of:= CEILING([.A61] / 1.5)" office:value-type="float" office:value="40" calcext:value-type="float">
            <text:p>40</text:p>
          </table:table-cell>
          <table:table-cell table:formula="of:=[.C61]-[.C60]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[.$F$2] + ( [.$F$3] * ( [.A62]^[.$F$4] ) )" office:value-type="float" office:value="14904" calcext:value-type="float">
            <text:p>14904</text:p>
          </table:table-cell>
          <table:table-cell table:formula="of:= CEILING([.B62] / 5)" office:value-type="float" office:value="2981" calcext:value-type="float">
            <text:p>2981</text:p>
          </table:table-cell>
          <table:table-cell table:formula="of:= CEILING([.A62] / 1.5)" office:value-type="float" office:value="41" calcext:value-type="float">
            <text:p>41</text:p>
          </table:table-cell>
          <table:table-cell table:formula="of:=[.C62]-[.C61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 [.$F$2] + ( [.$F$3] * ( [.A63]^[.$F$4] ) )" office:value-type="float" office:value="15396" calcext:value-type="float">
            <text:p>15396</text:p>
          </table:table-cell>
          <table:table-cell table:formula="of:= CEILING([.B63] / 5)" office:value-type="float" office:value="3080" calcext:value-type="float">
            <text:p>3080</text:p>
          </table:table-cell>
          <table:table-cell table:formula="of:= CEILING([.A63] / 1.5)" office:value-type="float" office:value="42" calcext:value-type="float">
            <text:p>42</text:p>
          </table:table-cell>
          <table:table-cell table:formula="of:=[.C63]-[.C62]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 [.$F$2] + ( [.$F$3] * ( [.A64]^[.$F$4] ) )" office:value-type="float" office:value="15896" calcext:value-type="float">
            <text:p>15896</text:p>
          </table:table-cell>
          <table:table-cell table:formula="of:= CEILING([.B64] / 5)" office:value-type="float" office:value="3180" calcext:value-type="float">
            <text:p>3180</text:p>
          </table:table-cell>
          <table:table-cell table:formula="of:= CEILING([.A64] / 1.5)" office:value-type="float" office:value="42" calcext:value-type="float">
            <text:p>42</text:p>
          </table:table-cell>
          <table:table-cell table:formula="of:=[.C64]-[.C63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[.$F$2] + ( [.$F$3] * ( [.A65]^[.$F$4] ) )" office:value-type="float" office:value="16404" calcext:value-type="float">
            <text:p>16404</text:p>
          </table:table-cell>
          <table:table-cell table:formula="of:= CEILING([.B65] / 5)" office:value-type="float" office:value="3281" calcext:value-type="float">
            <text:p>3281</text:p>
          </table:table-cell>
          <table:table-cell table:formula="of:= CEILING([.A65] / 1.5)" office:value-type="float" office:value="43" calcext:value-type="float">
            <text:p>43</text:p>
          </table:table-cell>
          <table:table-cell table:formula="of:=[.C65]-[.C64]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 [.$F$2] + ( [.$F$3] * ( [.A66]^[.$F$4] ) )" office:value-type="float" office:value="16920" calcext:value-type="float">
            <text:p>16920</text:p>
          </table:table-cell>
          <table:table-cell table:formula="of:= CEILING([.B66] / 5)" office:value-type="float" office:value="3384" calcext:value-type="float">
            <text:p>3384</text:p>
          </table:table-cell>
          <table:table-cell table:formula="of:= CEILING([.A66] / 1.5)" office:value-type="float" office:value="44" calcext:value-type="float">
            <text:p>44</text:p>
          </table:table-cell>
          <table:table-cell table:formula="of:=[.C66]-[.C65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 [.$F$2] + ( [.$F$3] * ( [.A67]^[.$F$4] ) )" office:value-type="float" office:value="17444" calcext:value-type="float">
            <text:p>17444</text:p>
          </table:table-cell>
          <table:table-cell table:formula="of:= CEILING([.B67] / 5)" office:value-type="float" office:value="3489" calcext:value-type="float">
            <text:p>3489</text:p>
          </table:table-cell>
          <table:table-cell table:formula="of:= CEILING([.A67] / 1.5)" office:value-type="float" office:value="44" calcext:value-type="float">
            <text:p>44</text:p>
          </table:table-cell>
          <table:table-cell table:formula="of:=[.C67]-[.C66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[.$F$2] + ( [.$F$3] * ( [.A68]^[.$F$4] ) )" office:value-type="float" office:value="17976" calcext:value-type="float">
            <text:p>17976</text:p>
          </table:table-cell>
          <table:table-cell table:formula="of:= CEILING([.B68] / 5)" office:value-type="float" office:value="3596" calcext:value-type="float">
            <text:p>3596</text:p>
          </table:table-cell>
          <table:table-cell table:formula="of:= CEILING([.A68] / 1.5)" office:value-type="float" office:value="45" calcext:value-type="float">
            <text:p>45</text:p>
          </table:table-cell>
          <table:table-cell table:formula="of:=[.C68]-[.C67]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 [.$F$2] + ( [.$F$3] * ( [.A69]^[.$F$4] ) )" office:value-type="float" office:value="18516" calcext:value-type="float">
            <text:p>18516</text:p>
          </table:table-cell>
          <table:table-cell table:formula="of:= CEILING([.B69] / 5)" office:value-type="float" office:value="3704" calcext:value-type="float">
            <text:p>3704</text:p>
          </table:table-cell>
          <table:table-cell table:formula="of:= CEILING([.A69] / 1.5)" office:value-type="float" office:value="46" calcext:value-type="float">
            <text:p>46</text:p>
          </table:table-cell>
          <table:table-cell table:formula="of:=[.C69]-[.C68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 [.$F$2] + ( [.$F$3] * ( [.A70]^[.$F$4] ) )" office:value-type="float" office:value="19064" calcext:value-type="float">
            <text:p>19064</text:p>
          </table:table-cell>
          <table:table-cell table:formula="of:= CEILING([.B70] / 5)" office:value-type="float" office:value="3813" calcext:value-type="float">
            <text:p>3813</text:p>
          </table:table-cell>
          <table:table-cell table:formula="of:= CEILING([.A70] / 1.5)" office:value-type="float" office:value="46" calcext:value-type="float">
            <text:p>46</text:p>
          </table:table-cell>
          <table:table-cell table:formula="of:=[.C70]-[.C69]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[.$F$2] + ( [.$F$3] * ( [.A71]^[.$F$4] ) )" office:value-type="float" office:value="19620" calcext:value-type="float">
            <text:p>19620</text:p>
          </table:table-cell>
          <table:table-cell table:formula="of:= CEILING([.B71] / 5)" office:value-type="float" office:value="3924" calcext:value-type="float">
            <text:p>3924</text:p>
          </table:table-cell>
          <table:table-cell table:formula="of:= CEILING([.A71] / 1.5)" office:value-type="float" office:value="47" calcext:value-type="float">
            <text:p>47</text:p>
          </table:table-cell>
          <table:table-cell table:formula="of:=[.C71]-[.C70]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 [.$F$2] + ( [.$F$3] * ( [.A72]^[.$F$4] ) )" office:value-type="float" office:value="20184" calcext:value-type="float">
            <text:p>20184</text:p>
          </table:table-cell>
          <table:table-cell table:formula="of:= CEILING([.B72] / 5)" office:value-type="float" office:value="4037" calcext:value-type="float">
            <text:p>4037</text:p>
          </table:table-cell>
          <table:table-cell table:formula="of:= CEILING([.A72] / 1.5)" office:value-type="float" office:value="48" calcext:value-type="float">
            <text:p>48</text:p>
          </table:table-cell>
          <table:table-cell table:formula="of:=[.C72]-[.C71]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 [.$F$2] + ( [.$F$3] * ( [.A73]^[.$F$4] ) )" office:value-type="float" office:value="20756" calcext:value-type="float">
            <text:p>20756</text:p>
          </table:table-cell>
          <table:table-cell table:formula="of:= CEILING([.B73] / 5)" office:value-type="float" office:value="4152" calcext:value-type="float">
            <text:p>4152</text:p>
          </table:table-cell>
          <table:table-cell table:formula="of:= CEILING([.A73] / 1.5)" office:value-type="float" office:value="48" calcext:value-type="float">
            <text:p>48</text:p>
          </table:table-cell>
          <table:table-cell table:formula="of:=[.C73]-[.C72]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[.$F$2] + ( [.$F$3] * ( [.A74]^[.$F$4] ) )" office:value-type="float" office:value="21336" calcext:value-type="float">
            <text:p>21336</text:p>
          </table:table-cell>
          <table:table-cell table:formula="of:= CEILING([.B74] / 5)" office:value-type="float" office:value="4268" calcext:value-type="float">
            <text:p>4268</text:p>
          </table:table-cell>
          <table:table-cell table:formula="of:= CEILING([.A74] / 1.5)" office:value-type="float" office:value="49" calcext:value-type="float">
            <text:p>49</text:p>
          </table:table-cell>
          <table:table-cell table:formula="of:=[.C74]-[.C73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 [.$F$2] + ( [.$F$3] * ( [.A75]^[.$F$4] ) )" office:value-type="float" office:value="21924" calcext:value-type="float">
            <text:p>21924</text:p>
          </table:table-cell>
          <table:table-cell table:formula="of:= CEILING([.B75] / 5)" office:value-type="float" office:value="4385" calcext:value-type="float">
            <text:p>4385</text:p>
          </table:table-cell>
          <table:table-cell table:formula="of:= CEILING([.A75] / 1.5)" office:value-type="float" office:value="50" calcext:value-type="float">
            <text:p>50</text:p>
          </table:table-cell>
          <table:table-cell table:formula="of:=[.C75]-[.C74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 [.$F$2] + ( [.$F$3] * ( [.A76]^[.$F$4] ) )" office:value-type="float" office:value="22520" calcext:value-type="float">
            <text:p>22520</text:p>
          </table:table-cell>
          <table:table-cell table:formula="of:= CEILING([.B76] / 5)" office:value-type="float" office:value="4504" calcext:value-type="float">
            <text:p>4504</text:p>
          </table:table-cell>
          <table:table-cell table:formula="of:= CEILING([.A76] / 1.5)" office:value-type="float" office:value="50" calcext:value-type="float">
            <text:p>50</text:p>
          </table:table-cell>
          <table:table-cell table:formula="of:=[.C76]-[.C75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 [.$F$2] + ( [.$F$3] * ( [.A77]^[.$F$4] ) )" office:value-type="float" office:value="23124" calcext:value-type="float">
            <text:p>23124</text:p>
          </table:table-cell>
          <table:table-cell table:formula="of:= CEILING([.B77] / 5)" office:value-type="float" office:value="4625" calcext:value-type="float">
            <text:p>4625</text:p>
          </table:table-cell>
          <table:table-cell table:formula="of:= CEILING([.A77] / 1.5)" office:value-type="float" office:value="51" calcext:value-type="float">
            <text:p>51</text:p>
          </table:table-cell>
          <table:table-cell table:formula="of:=[.C77]-[.C76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[.$F$2] + ( [.$F$3] * ( [.A78]^[.$F$4] ) )" office:value-type="float" office:value="23736" calcext:value-type="float">
            <text:p>23736</text:p>
          </table:table-cell>
          <table:table-cell table:formula="of:= CEILING([.B78] / 5)" office:value-type="float" office:value="4748" calcext:value-type="float">
            <text:p>4748</text:p>
          </table:table-cell>
          <table:table-cell table:formula="of:= CEILING([.A78] / 1.5)" office:value-type="float" office:value="52" calcext:value-type="float">
            <text:p>52</text:p>
          </table:table-cell>
          <table:table-cell table:formula="of:=[.C78]-[.C77]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 [.$F$2] + ( [.$F$3] * ( [.A79]^[.$F$4] ) )" office:value-type="float" office:value="24356" calcext:value-type="float">
            <text:p>24356</text:p>
          </table:table-cell>
          <table:table-cell table:formula="of:= CEILING([.B79] / 5)" office:value-type="float" office:value="4872" calcext:value-type="float">
            <text:p>4872</text:p>
          </table:table-cell>
          <table:table-cell table:formula="of:= CEILING([.A79] / 1.5)" office:value-type="float" office:value="52" calcext:value-type="float">
            <text:p>52</text:p>
          </table:table-cell>
          <table:table-cell table:formula="of:=[.C79]-[.C78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 [.$F$2] + ( [.$F$3] * ( [.A80]^[.$F$4] ) )" office:value-type="float" office:value="24984" calcext:value-type="float">
            <text:p>24984</text:p>
          </table:table-cell>
          <table:table-cell table:formula="of:= CEILING([.B80] / 5)" office:value-type="float" office:value="4997" calcext:value-type="float">
            <text:p>4997</text:p>
          </table:table-cell>
          <table:table-cell table:formula="of:= CEILING([.A80] / 1.5)" office:value-type="float" office:value="53" calcext:value-type="float">
            <text:p>53</text:p>
          </table:table-cell>
          <table:table-cell table:formula="of:=[.C80]-[.C79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[.$F$2] + ( [.$F$3] * ( [.A81]^[.$F$4] ) )" office:value-type="float" office:value="25620" calcext:value-type="float">
            <text:p>25620</text:p>
          </table:table-cell>
          <table:table-cell table:formula="of:= CEILING([.B81] / 5)" office:value-type="float" office:value="5124" calcext:value-type="float">
            <text:p>5124</text:p>
          </table:table-cell>
          <table:table-cell table:formula="of:= CEILING([.A81] / 1.5)" office:value-type="float" office:value="54" calcext:value-type="float">
            <text:p>54</text:p>
          </table:table-cell>
          <table:table-cell table:formula="of:=[.C81]-[.C80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 [.$F$2] + ( [.$F$3] * ( [.A82]^[.$F$4] ) )" office:value-type="float" office:value="26264" calcext:value-type="float">
            <text:p>26264</text:p>
          </table:table-cell>
          <table:table-cell table:formula="of:= CEILING([.B82] / 5)" office:value-type="float" office:value="5253" calcext:value-type="float">
            <text:p>5253</text:p>
          </table:table-cell>
          <table:table-cell table:formula="of:= CEILING([.A82] / 1.5)" office:value-type="float" office:value="54" calcext:value-type="float">
            <text:p>54</text:p>
          </table:table-cell>
          <table:table-cell table:formula="of:=[.C82]-[.C81]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[.$F$2] + ( [.$F$3] * ( [.A83]^[.$F$4] ) )" office:value-type="float" office:value="26916" calcext:value-type="float">
            <text:p>26916</text:p>
          </table:table-cell>
          <table:table-cell table:formula="of:= CEILING([.B83] / 5)" office:value-type="float" office:value="5384" calcext:value-type="float">
            <text:p>5384</text:p>
          </table:table-cell>
          <table:table-cell table:formula="of:= CEILING([.A83] / 1.5)" office:value-type="float" office:value="55" calcext:value-type="float">
            <text:p>55</text:p>
          </table:table-cell>
          <table:table-cell table:formula="of:=[.C83]-[.C82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 [.$F$2] + ( [.$F$3] * ( [.A84]^[.$F$4] ) )" office:value-type="float" office:value="27576" calcext:value-type="float">
            <text:p>27576</text:p>
          </table:table-cell>
          <table:table-cell table:formula="of:= CEILING([.B84] / 5)" office:value-type="float" office:value="5516" calcext:value-type="float">
            <text:p>5516</text:p>
          </table:table-cell>
          <table:table-cell table:formula="of:= CEILING([.A84] / 1.5)" office:value-type="float" office:value="56" calcext:value-type="float">
            <text:p>56</text:p>
          </table:table-cell>
          <table:table-cell table:formula="of:=[.C84]-[.C83]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[.$F$2] + ( [.$F$3] * ( [.A85]^[.$F$4] ) )" office:value-type="float" office:value="28244" calcext:value-type="float">
            <text:p>28244</text:p>
          </table:table-cell>
          <table:table-cell table:formula="of:= CEILING([.B85] / 5)" office:value-type="float" office:value="5649" calcext:value-type="float">
            <text:p>5649</text:p>
          </table:table-cell>
          <table:table-cell table:formula="of:= CEILING([.A85] / 1.5)" office:value-type="float" office:value="56" calcext:value-type="float">
            <text:p>56</text:p>
          </table:table-cell>
          <table:table-cell table:formula="of:=[.C85]-[.C84]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 [.$F$2] + ( [.$F$3] * ( [.A86]^[.$F$4] ) )" office:value-type="float" office:value="28920" calcext:value-type="float">
            <text:p>28920</text:p>
          </table:table-cell>
          <table:table-cell table:formula="of:= CEILING([.B86] / 5)" office:value-type="float" office:value="5784" calcext:value-type="float">
            <text:p>5784</text:p>
          </table:table-cell>
          <table:table-cell table:formula="of:= CEILING([.A86] / 1.5)" office:value-type="float" office:value="57" calcext:value-type="float">
            <text:p>57</text:p>
          </table:table-cell>
          <table:table-cell table:formula="of:=[.C86]-[.C85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 [.$F$2] + ( [.$F$3] * ( [.A87]^[.$F$4] ) )" office:value-type="float" office:value="29604" calcext:value-type="float">
            <text:p>29604</text:p>
          </table:table-cell>
          <table:table-cell table:formula="of:= CEILING([.B87] / 5)" office:value-type="float" office:value="5921" calcext:value-type="float">
            <text:p>5921</text:p>
          </table:table-cell>
          <table:table-cell table:formula="of:= CEILING([.A87] / 1.5)" office:value-type="float" office:value="58" calcext:value-type="float">
            <text:p>58</text:p>
          </table:table-cell>
          <table:table-cell table:formula="of:=[.C87]-[.C86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 [.$F$2] + ( [.$F$3] * ( [.A88]^[.$F$4] ) )" office:value-type="float" office:value="30296" calcext:value-type="float">
            <text:p>30296</text:p>
          </table:table-cell>
          <table:table-cell table:formula="of:= CEILING([.B88] / 5)" office:value-type="float" office:value="6060" calcext:value-type="float">
            <text:p>6060</text:p>
          </table:table-cell>
          <table:table-cell table:formula="of:= CEILING([.A88] / 1.5)" office:value-type="float" office:value="58" calcext:value-type="float">
            <text:p>58</text:p>
          </table:table-cell>
          <table:table-cell table:formula="of:=[.C88]-[.C87]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[.$F$2] + ( [.$F$3] * ( [.A89]^[.$F$4] ) )" office:value-type="float" office:value="30996" calcext:value-type="float">
            <text:p>30996</text:p>
          </table:table-cell>
          <table:table-cell table:formula="of:= CEILING([.B89] / 5)" office:value-type="float" office:value="6200" calcext:value-type="float">
            <text:p>6200</text:p>
          </table:table-cell>
          <table:table-cell table:formula="of:= CEILING([.A89] / 1.5)" office:value-type="float" office:value="59" calcext:value-type="float">
            <text:p>59</text:p>
          </table:table-cell>
          <table:table-cell table:formula="of:=[.C89]-[.C8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 [.$F$2] + ( [.$F$3] * ( [.A90]^[.$F$4] ) )" office:value-type="float" office:value="31704" calcext:value-type="float">
            <text:p>31704</text:p>
          </table:table-cell>
          <table:table-cell table:formula="of:= CEILING([.B90] / 5)" office:value-type="float" office:value="6341" calcext:value-type="float">
            <text:p>6341</text:p>
          </table:table-cell>
          <table:table-cell table:formula="of:= CEILING([.A90] / 1.5)" office:value-type="float" office:value="60" calcext:value-type="float">
            <text:p>60</text:p>
          </table:table-cell>
          <table:table-cell table:formula="of:=[.C90]-[.C89]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[.$F$2] + ( [.$F$3] * ( [.A91]^[.$F$4] ) )" office:value-type="float" office:value="32420" calcext:value-type="float">
            <text:p>32420</text:p>
          </table:table-cell>
          <table:table-cell table:formula="of:= CEILING([.B91] / 5)" office:value-type="float" office:value="6484" calcext:value-type="float">
            <text:p>6484</text:p>
          </table:table-cell>
          <table:table-cell table:formula="of:= CEILING([.A91] / 1.5)" office:value-type="float" office:value="60" calcext:value-type="float">
            <text:p>60</text:p>
          </table:table-cell>
          <table:table-cell table:formula="of:=[.C91]-[.C90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 [.$F$2] + ( [.$F$3] * ( [.A92]^[.$F$4] ) )" office:value-type="float" office:value="33144" calcext:value-type="float">
            <text:p>33144</text:p>
          </table:table-cell>
          <table:table-cell table:formula="of:= CEILING([.B92] / 5)" office:value-type="float" office:value="6629" calcext:value-type="float">
            <text:p>6629</text:p>
          </table:table-cell>
          <table:table-cell table:formula="of:= CEILING([.A92] / 1.5)" office:value-type="float" office:value="61" calcext:value-type="float">
            <text:p>61</text:p>
          </table:table-cell>
          <table:table-cell table:formula="of:=[.C92]-[.C91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[.$F$2] + ( [.$F$3] * ( [.A93]^[.$F$4] ) )" office:value-type="float" office:value="33876" calcext:value-type="float">
            <text:p>33876</text:p>
          </table:table-cell>
          <table:table-cell table:formula="of:= CEILING([.B93] / 5)" office:value-type="float" office:value="6776" calcext:value-type="float">
            <text:p>6776</text:p>
          </table:table-cell>
          <table:table-cell table:formula="of:= CEILING([.A93] / 1.5)" office:value-type="float" office:value="62" calcext:value-type="float">
            <text:p>62</text:p>
          </table:table-cell>
          <table:table-cell table:formula="of:=[.C93]-[.C92]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 [.$F$2] + ( [.$F$3] * ( [.A94]^[.$F$4] ) )" office:value-type="float" office:value="34616" calcext:value-type="float">
            <text:p>34616</text:p>
          </table:table-cell>
          <table:table-cell table:formula="of:= CEILING([.B94] / 5)" office:value-type="float" office:value="6924" calcext:value-type="float">
            <text:p>6924</text:p>
          </table:table-cell>
          <table:table-cell table:formula="of:= CEILING([.A94] / 1.5)" office:value-type="float" office:value="62" calcext:value-type="float">
            <text:p>62</text:p>
          </table:table-cell>
          <table:table-cell table:formula="of:=[.C94]-[.C93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 [.$F$2] + ( [.$F$3] * ( [.A95]^[.$F$4] ) )" office:value-type="float" office:value="35364" calcext:value-type="float">
            <text:p>35364</text:p>
          </table:table-cell>
          <table:table-cell table:formula="of:= CEILING([.B95] / 5)" office:value-type="float" office:value="7073" calcext:value-type="float">
            <text:p>7073</text:p>
          </table:table-cell>
          <table:table-cell table:formula="of:= CEILING([.A95] / 1.5)" office:value-type="float" office:value="63" calcext:value-type="float">
            <text:p>63</text:p>
          </table:table-cell>
          <table:table-cell table:formula="of:=[.C95]-[.C94]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 [.$F$2] + ( [.$F$3] * ( [.A96]^[.$F$4] ) )" office:value-type="float" office:value="36120" calcext:value-type="float">
            <text:p>36120</text:p>
          </table:table-cell>
          <table:table-cell table:formula="of:= CEILING([.B96] / 5)" office:value-type="float" office:value="7224" calcext:value-type="float">
            <text:p>7224</text:p>
          </table:table-cell>
          <table:table-cell table:formula="of:= CEILING([.A96] / 1.5)" office:value-type="float" office:value="64" calcext:value-type="float">
            <text:p>64</text:p>
          </table:table-cell>
          <table:table-cell table:formula="of:=[.C96]-[.C95]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[.$F$2] + ( [.$F$3] * ( [.A97]^[.$F$4] ) )" office:value-type="float" office:value="36884" calcext:value-type="float">
            <text:p>36884</text:p>
          </table:table-cell>
          <table:table-cell table:formula="of:= CEILING([.B97] / 5)" office:value-type="float" office:value="7377" calcext:value-type="float">
            <text:p>7377</text:p>
          </table:table-cell>
          <table:table-cell table:formula="of:= CEILING([.A97] / 1.5)" office:value-type="float" office:value="64" calcext:value-type="float">
            <text:p>64</text:p>
          </table:table-cell>
          <table:table-cell table:formula="of:=[.C97]-[.C96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 [.$F$2] + ( [.$F$3] * ( [.A98]^[.$F$4] ) )" office:value-type="float" office:value="37656" calcext:value-type="float">
            <text:p>37656</text:p>
          </table:table-cell>
          <table:table-cell table:formula="of:= CEILING([.B98] / 5)" office:value-type="float" office:value="7532" calcext:value-type="float">
            <text:p>7532</text:p>
          </table:table-cell>
          <table:table-cell table:formula="of:= CEILING([.A98] / 1.5)" office:value-type="float" office:value="65" calcext:value-type="float">
            <text:p>65</text:p>
          </table:table-cell>
          <table:table-cell table:formula="of:=[.C98]-[.C97]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 [.$F$2] + ( [.$F$3] * ( [.A99]^[.$F$4] ) )" office:value-type="float" office:value="38436" calcext:value-type="float">
            <text:p>38436</text:p>
          </table:table-cell>
          <table:table-cell table:formula="of:= CEILING([.B99] / 5)" office:value-type="float" office:value="7688" calcext:value-type="float">
            <text:p>7688</text:p>
          </table:table-cell>
          <table:table-cell table:formula="of:= CEILING([.A99] / 1.5)" office:value-type="float" office:value="66" calcext:value-type="float">
            <text:p>66</text:p>
          </table:table-cell>
          <table:table-cell table:formula="of:=[.C99]-[.C98]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 [.$F$2] + ( [.$F$3] * ( [.A100]^[.$F$4] ) )" office:value-type="float" office:value="39224" calcext:value-type="float">
            <text:p>39224</text:p>
          </table:table-cell>
          <table:table-cell table:formula="of:= CEILING([.B100] / 5)" office:value-type="float" office:value="7845" calcext:value-type="float">
            <text:p>7845</text:p>
          </table:table-cell>
          <table:table-cell table:formula="of:= CEILING([.A100] / 1.5)" office:value-type="float" office:value="66" calcext:value-type="float">
            <text:p>66</text:p>
          </table:table-cell>
          <table:table-cell table:formula="of:=[.C100]-[.C99]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[.$F$2] + ( [.$F$3] * ( [.A101]^[.$F$4] ) )" office:value-type="float" office:value="40020" calcext:value-type="float">
            <text:p>40020</text:p>
          </table:table-cell>
          <table:table-cell table:formula="of:= CEILING([.B101] / 5)" office:value-type="float" office:value="8004" calcext:value-type="float">
            <text:p>8004</text:p>
          </table:table-cell>
          <table:table-cell table:formula="of:= CEILING([.A101] / 1.5)" office:value-type="float" office:value="67" calcext:value-type="float">
            <text:p>67</text:p>
          </table:table-cell>
          <table:table-cell table:formula="of:=[.C101]-[.C100]" office:value-type="float" office:value="159" calcext:value-type="float">
            <text:p>15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G8:Sheet1.G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4">00/00/0000</text:date>, <text:time style:data-style-name="N2" text:time-value="15:22:19.0895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5:42:29.629031200</meta:creation-date>
    <dc:date>2026-03-14T16:13:53.041587200</dc:date>
    <meta:editing-duration>PT19M55S</meta:editing-duration>
    <meta:editing-cycles>4</meta:editing-cycles>
    <meta:generator>LibreOffice/25.8.3.2$Windows_X86_64 LibreOffice_project/8ca8d55c161d602844f5428fa4b58097424e324e</meta:generator>
    <meta:document-statistic meta:table-count="1" meta:cell-count="51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6.617cm" svg:height="15.062cm" xlink:href=".." xlink:type="simple" chart:class="chart:line" chart:style-name="ch1">
        <chart:title svg:x="11.65cm" svg:y="0.437cm" chart:style-name="ch2">
          <text:p>delta messages</text:p>
        </chart:title>
        <chart:legend chart:legend-position="end" svg:x="23.763cm" svg:y="7.232cm" style:legend-expansion="high" chart:style-name="ch3"/>
        <chart:plot-area chart:style-name="ch4" svg:x="0.532cm" svg:y="1.517cm" svg:width="22.699cm" svg:height="12.263cm">
          <chart:coordinate-region svg:x="1.357cm" svg:y="1.716cm" svg:width="21.733cm" svg:height="11.128cm"/>
          <chart:axis chart:dimension="x" chart:name="primary-x" chart:style-name="ch5">
            <chart:title svg:x="11.444cm" svg:y="14.081cm" chart:style-name="ch2">
              <text:p><text:span text:style-name="T1">Level</text:span>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0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31.169cm" svg:height="17.638cm" xlink:href=".." xlink:type="simple" chart:class="chart:line" chart:style-name="ch1">
        <chart:title svg:x="13.988cm" svg:y="0.488cm" chart:style-name="ch2">
          <text:p>total messages</text:p>
        </chart:title>
        <chart:legend chart:legend-position="end" svg:x="28.296cm" svg:y="8.52cm" style:legend-expansion="high" chart:style-name="ch3"/>
        <chart:plot-area chart:style-name="ch4" svg:x="0.623cm" svg:y="1.619cm" svg:width="27.05cm" svg:height="14.686cm">
          <chart:coordinate-region svg:x="1.639cm" svg:y="1.818cm" svg:width="25.893cm" svg:height="13.551cm"/>
          <chart:axis chart:dimension="x" chart:name="primary-x" chart:style-name="ch5">
            <chart:title svg:x="13.711cm" svg:y="16.657cm" chart:style-name="ch2">
              <text:p><text:span text:style-name="T1">Level</text:span>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4">
                <text:p>8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24273a"/>
    </style:style>
    <style:style style:name="ch2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cad3f5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cad3f5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color="#6e738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cad3f5" fo:font-size="10pt" style:font-size-asian="10pt" style:font-size-complex="10pt"/>
    </style:style>
    <style:style style:name="ch9" style:family="chart">
      <style:graphic-properties svg:stroke-color="#8087a2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d8796" draw:fill-color="#ed879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5a97f" draw:fill-color="#f5a97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color="#cad3f5" style:text-position="0% 100%" fo:font-size="9pt" style:letter-kerning="false" style:font-size-asian="9pt" style:font-size-complex="9pt"/>
    </style:style>
  </office:automatic-styles>
  <office:body>
    <office:chart>
      <chart:chart svg:width="30.756cm" svg:height="13.308cm" xlink:href=".." xlink:type="simple" chart:class="chart:line" chart:style-name="ch1">
        <chart:title svg:x="0cm" svg:y="0cm" chart:style-name="ch2">
          <text:p>Title</text:p>
        </chart:title>
        <chart:legend chart:legend-position="top" svg:x="13.182cm" svg:y="0.185cm" style:legend-expansion="wide" chart:style-name="ch3"/>
        <chart:plot-area chart:style-name="ch4" svg:x="0.615cm" svg:y="1.049cm" svg:width="29.526cm" svg:height="11.012cm">
          <chart:coordinate-region svg:x="1.822cm" svg:y="1.248cm" svg:width="28.319cm" svg:height="10.011cm"/>
          <chart:axis chart:dimension="x" chart:name="primary-x" chart:style-name="ch5">
            <chart:title svg:x="14.941cm" svg:y="12.327cm" chart:style-name="ch6">
              <text:p><text:span text:style-name="T1">Level</text:span></text:p>
            </chart:title>
            <chart:grid chart:style-name="ch7" chart:class="major"/>
          </chart:axis>
          <chart:axis chart:dimension="y" chart:name="primary-y" chart:style-name="ch8">
            <chart:grid chart:style-name="ch9" chart:class="major"/>
            <chart:grid chart:style-name="ch9" chart:class="minor"/>
          </chart:axis>
          <chart:series chart:style-name="ch10" chart:values-cell-range-address="Sheet1.B2:Sheet1.B101" chart:label-cell-address="Sheet1.B1:Sheet1.B1" chart:class="chart:line">
            <chart:data-point chart:repeated="100"/>
          </chart:serie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Sheet1.B1:Sheet1.B1</svg:desc>
                </draw:g>
              </table:table-cell>
              <table:table-cell office:value-type="string">
                <text:p>messag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B2:Sheet1.B101</svg:desc>
                </draw:g>
              </table:table-cell>
              <table:table-cell office:value-type="float" office:value="5">
                <text:p>5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">
                <text:p>2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">
                <text:p>3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">
                <text:p>4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">
                <text:p>5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6">
                <text:p>6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4">
                <text:p>80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0">
                <text:p>9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4">
                <text:p>104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6">
                <text:p>117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6">
                <text:p>131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4">
                <text:p>146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0">
                <text:p>16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4">
                <text:p>17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6">
                <text:p>19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6">
                <text:p>213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4">
                <text:p>23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0">
                <text:p>252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4">
                <text:p>272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6">
                <text:p>293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6">
                <text:p>315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84">
                <text:p>338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20">
                <text:p>362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64">
                <text:p>386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6">
                <text:p>411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76">
                <text:p>437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4">
                <text:p>464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0">
                <text:p>492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04">
                <text:p>520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96">
                <text:p>549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96">
                <text:p>579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04">
                <text:p>610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20">
                <text:p>642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44">
                <text:p>6744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76">
                <text:p>707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16">
                <text:p>741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64">
                <text:p>776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20">
                <text:p>812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84">
                <text:p>848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56">
                <text:p>885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36">
                <text:p>923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24">
                <text:p>9624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20">
                <text:p>100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24">
                <text:p>10424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36">
                <text:p>1083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56">
                <text:p>11256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84">
                <text:p>11684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120">
                <text:p>1212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64">
                <text:p>12564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16">
                <text:p>13016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76">
                <text:p>1347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44">
                <text:p>13944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20">
                <text:p>1442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04">
                <text:p>14904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96">
                <text:p>1539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96">
                <text:p>15896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04">
                <text:p>1640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20">
                <text:p>1692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44">
                <text:p>17444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76">
                <text:p>17976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16">
                <text:p>18516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64">
                <text:p>19064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20">
                <text:p>1962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84">
                <text:p>2018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56">
                <text:p>20756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36">
                <text:p>21336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24">
                <text:p>2192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20">
                <text:p>22520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24">
                <text:p>23124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736">
                <text:p>23736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56">
                <text:p>24356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4">
                <text:p>24984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620">
                <text:p>2562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64">
                <text:p>26264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916">
                <text:p>26916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76">
                <text:p>27576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244">
                <text:p>2824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920">
                <text:p>28920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604">
                <text:p>29604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96">
                <text:p>30296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996">
                <text:p>3099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704">
                <text:p>31704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420">
                <text:p>32420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144">
                <text:p>33144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76">
                <text:p>33876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16">
                <text:p>34616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364">
                <text:p>35364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20">
                <text:p>36120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884">
                <text:p>36884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656">
                <text:p>37656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6">
                <text:p>38436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24">
                <text:p>39224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20">
                <text:p>40020</text:p>
              </table:table-cell>
              <table:table-cell office:value-type="float" office:value="8004">
                <text:p>8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